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office:value-type="string">
            <text:p>IFSTTAR</text:p>
          </table:table-cell>
          <table:table-cell/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comeetie.fr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ierre-Olivier</text:p>
          </table:table-cell>
          <table:table-cell office:value-type="string">
            <text:p>Géographie-Cités/LISER</text:p>
          </table:table-cell>
          <table:table-cell/>
          <table:table-cell office:value-type="string">
            <text:p>Mobility</text:p>
          </table:table-cell>
          <table:table-cell table:number-columns-repeated="2"/>
          <table:table-cell office:value-type="string">
            <text:p>http://pierre-olivier.chasset.net/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http://www.lix.polytechnique.fr/Labo/Gilles.Schaeffe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asvanleeuwen.net/</text:p>
          </table:table-cell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6/11/2015</text:date>, <text:time>20:2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5-11-06T20:21:59</dc:date>
    <dc:creator>Juste Raimbault</dc:creator>
    <meta:editing-duration>PT5H58M24S</meta:editing-duration>
    <meta:editing-cycles>18</meta:editing-cycles>
    <meta:generator>OpenOffice/4.1.1$Unix OpenOffice.org_project/411m6$Build-9775</meta:generator>
    <meta:document-statistic meta:table-count="3" meta:cell-count="90" meta:object-count="0"/>
    <meta:user-defined meta:name=""/>
  </office:meta>
</office:document-meta>
</file>